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Normal" style:list-style-name="LFO1" style:family="paragraph"/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Normal" style:list-style-name="LFO1" style:family="paragraph"/>
    <style:style style:name="T23" style:parent-style-name="Fuentedepárrafopredeter." style:family="text">
      <style:text-properties fo:font-weight="bold" style:font-weight-asian="bold" style:font-weight-complex="bold"/>
    </style:style>
    <style:style style:name="P24" style:parent-style-name="Normal" style:list-style-name="LFO1" style:family="paragraph"/>
    <style:style style:name="P25" style:parent-style-name="Normal" style:list-style-name="LFO1" style:family="paragraph"/>
    <style:style style:name="P26" style:parent-style-name="Normal" style:list-style-name="LFO1" style:family="paragraph"/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Normal" style:list-style-name="LFO1" style:family="paragraph"/>
  </office:automatic-styles>
  <office:body>
    <office:text text:use-soft-page-breaks="true">
      <text:p text:style-name="P1">Pasos para configurar Log4j sin Maven:</text:p>
      <text:list text:style-name="LFO1" text:continue-numbering="true">
        <text:list-item>
          <text:p text:style-name="P2"><text:span text:style-name="T3">Descargar Log4j:</text:span></text:p>
          <text:list text:continue-numbering="true">
            <text:list-item>
              <text:p text:style-name="P4">Descarga el archivo log4j-1.2.17.jar desde la siguiente URL:</text:p>
            </text:list-item>
            <text:list-item>
              <text:p text:style-name="P5"/>
            </text:list-item>
            <text:list-item>
              <text:p text:style-name="P6"><text:a xlink:href="https://logging.apache.org/log4j/1.2/download.html" office:target-frame-name="_new" xlink:show="replace"><text:span text:style-name="Hipervínculo">Desca</text:span><text:bookmark-start text:name="_Hlt189284531"/><text:bookmark-start text:name="_Hlt189284532"/><text:span text:style-name="Hipervínculo">r</text:span><text:bookmark-end text:name="_Hlt189284531"/><text:bookmark-end text:name="_Hlt189284532"/><text:span text:style-name="Hipervínculo">gar Log4j</text:span></text:a><text:s/>(https://www.apache.org/dyn/closer.cgi/logging/log4j/1.2.17/log4j-1.2.17.zip)</text:p>
            </text:list-item>
          </text:list>
        </text:list-item>
        <text:list-item>
          <text:p text:style-name="P7"><text:span text:style-name="T8">Agregar el JAR a tu proyecto:</text:span></text:p>
          <text:list text:continue-numbering="true">
            <text:list-item>
              <text:p text:style-name="P9">En<text:s/><text:span text:style-name="T10">NetBeans</text:span>, haz clic derecho sobre tu proyecto → Properties.</text:p>
            </text:list-item>
            <text:list-item>
              <text:p text:style-name="P11">En el menú de<text:s/><text:span text:style-name="T12">Libraries</text:span>, haz clic en<text:s/><text:span text:style-name="T13">Add JAR/Folder</text:span>.</text:p>
            </text:list-item>
            <text:list-item>
              <text:p text:style-name="P14">Selecciona el archivo<text:s/><text:span text:style-name="T15">log4j-1.2.17.jar</text:span><text:s/>descargado y haz clic en<text:s/><text:span text:style-name="T16">OK</text:span>.</text:p>
            </text:list-item>
          </text:list>
        </text:list-item>
        <text:list-item>
          <text:p text:style-name="P17"><text:span text:style-name="T18">Colocar el archivo log4j.properties:</text:span></text:p>
          <text:list text:continue-numbering="true">
            <text:list-item>
              <text:p text:style-name="P19">Asegúrate de que el archivo<text:s/><text:span text:style-name="T20">log4j.properties</text:span><text:s/>esté dentro de la carpeta<text:s/><text:span text:style-name="T21">src/resources/</text:span>.</text:p>
            </text:list-item>
          </text:list>
        </text:list-item>
        <text:list-item>
          <text:p text:style-name="P22"><text:span text:style-name="T23">Limpiar y reconstruir el proyecto:</text:span></text:p>
          <text:list text:continue-numbering="true">
            <text:list-item>
              <text:p text:style-name="P24">Haz clic derecho en el proyecto → Clean and Build.</text:p>
            </text:list-item>
            <text:list-item>
              <text:p text:style-name="P25">Reinicia el proyecto para que se apliquen todos los cambios.</text:p>
            </text:list-item>
          </text:list>
        </text:list-item>
        <text:list-item>
          <text:p text:style-name="P26"><text:span text:style-name="T27">Verificar hibernate.cfg.xml:</text:span></text:p>
          <text:list text:continue-numbering="true">
            <text:list-item>
              <text:p text:style-name="P28">Asegúrate de que las propiedades de Hibernate para mostrar consultas SQL estén configuradas correctamente:</text:p>
            </text:list-item>
          </text:list>
        </text:list-item>
      </text:list>
      <text:p text:style-name="Normal">xml</text:p>
      <text:p text:style-name="Normal">CopiarEditar</text:p>
      <text:p text:style-name="Normal">&lt;property name="hibernate.show_sql"&gt;true&lt;/property&gt;</text:p>
      <text:p text:style-name="Normal">&lt;property name="hibernate.format_sql"&gt;true&lt;/property&gt;</text:p>
      <text:p text:style-name="Normal">&lt;property name="hibernate.use_sql_comments"&gt;true&lt;/property&gt;</text:p>
      <text:p text:style-name="Normal">Con estos pasos, deberías poder ocultar los mensajes innecesarios y ver solo las consultas SQL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Antonio Muñoz Catin</meta:initial-creator>
    <dc:creator>Jose Antonio Muñoz Catin</dc:creator>
    <meta:creation-date>2025-02-01T05:41:00Z</meta:creation-date>
    <dc:date>2025-02-01T05:42:00Z</dc:date>
    <meta:template xlink:href="Normal" xlink:type="simple"/>
    <meta:editing-cycles>1</meta:editing-cycles>
    <meta:editing-duration>PT60S</meta:editing-duration>
    <meta:document-statistic meta:page-count="1" meta:paragraph-count="2" meta:word-count="182" meta:character-count="1187" meta:row-count="8" meta:non-whitespace-character-count="1007"/>
  </office:meta>
</office:document-meta>
</file>